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5.39mm" svg:height="89.99mm" svg:x="180.8mm" svg:y="101.14mm">
            <loext:p draw:notify-on-update-of-ranges="Feuille1.E1:Feuille1.E1 Feuille1.E2:Feuille1.E18 Feuille1.F1:Feuille1.F1 Feuille1.F2:Feuille1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9.97mm" svg:height="90.05mm" svg:x="2.75mm" svg:y="101.99mm">
            <loext:p draw:notify-on-update-of-ranges="Feuille1.A1:Feuille1.A1 Feuille1.A2:Feuille1.A15 Feuille1.C1:Feuille1.C1 Feuille1.C2:Feuille1.C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Fréquence</text:p>
          </table:table-cell>
          <table:table-cell table:number-columns-repeated="2" office:value-type="string" calcext:value-type="string">
            <text:p>Puissance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out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20.6" calcext:value-type="float">
            <text:p>-20,6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19.6" calcext:value-type="float">
            <text:p>-19,6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18.6" calcext:value-type="float">
            <text:p>-18,6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6.7" calcext:value-type="float">
            <text:p>-36,7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7.6" calcext:value-type="float">
            <text:p>-17,6</text:p>
          </table:table-cell>
          <table:table-cell table:number-columns-repeated="1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-16.6" calcext:value-type="float">
            <text:p>-16,6</text:p>
          </table:table-cell>
          <table:table-cell table:number-columns-repeated="1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0.7" calcext:value-type="float">
            <text:p>-20,7</text:p>
          </table:table-cell>
          <table:table-cell office:value-type="float" office:value="26.3" calcext:value-type="float">
            <text:p>26,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5.7" calcext:value-type="float">
            <text:p>-15,7</text:p>
          </table:table-cell>
          <table:table-cell table:number-columns-repeated="1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1.6" calcext:value-type="float">
            <text:p>-41,6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14.9" calcext:value-type="float">
            <text:p>-14,9</text:p>
          </table:table-cell>
          <table:table-cell table:number-columns-repeated="1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3.7" calcext:value-type="float">
            <text:p>-33,7</text:p>
          </table:table-cell>
          <table:table-cell office:value-type="float" office:value="13.3" calcext:value-type="float">
            <text:p>13,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3.8" calcext:value-type="float">
            <text:p>-13,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1" calcext:value-type="float">
            <text:p>-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2.7" calcext:value-type="float">
            <text:p>-12,7</text:p>
          </table:table-cell>
          <table:table-cell table:number-columns-repeated="1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1.8" calcext:value-type="float">
            <text:p>-11,8</text:p>
          </table:table-cell>
          <table:table-cell table:number-columns-repeated="1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33" calcext:value-type="float">
            <text:p>-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0.8" calcext:value-type="float">
            <text:p>-10,8</text:p>
          </table:table-cell>
          <table:table-cell table:number-columns-repeated="1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0.5" calcext:value-type="float">
            <text:p>-20,5</text:p>
          </table:table-cell>
          <table:table-cell office:value-type="float" office:value="26.5" calcext:value-type="float">
            <text:p>26,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.8" calcext:value-type="float">
            <text:p>-9,8</text:p>
          </table:table-cell>
          <table:table-cell table:number-columns-repeated="1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8.8" calcext:value-type="float">
            <text:p>-8,8</text:p>
          </table:table-cell>
          <table:table-cell table:number-columns-repeated="1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44" calcext:value-type="float">
            <text:p>-4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7.8" calcext:value-type="float">
            <text:p>-7,8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6.1" calcext:value-type="float">
            <text:p>-6,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,6</text:p>
          </table:table-cell>
          <table:table-cell table:number-columns-repeated="15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20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4:33:41.995566937</meta:creation-date>
    <dc:date>2018-03-11T15:48:30.032287227</dc:date>
    <meta:editing-duration>PT18M37S</meta:editing-duration>
    <meta:editing-cycles>1</meta:editing-cycles>
    <meta:document-statistic meta:table-count="1" meta:cell-count="8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4cm" svg:height="9cm" xlink:href=".." xlink:type="simple" chart:class="chart:line" chart:style-name="ch1">
        <chart:title svg:x="0.913cm" svg:y="0.316cm" chart:style-name="ch2">
          <text:p>Mesure de la puissance de sortie en fonction de la puissance d'entré</text:p>
        </chart:title>
        <chart:plot-area chart:style-name="ch3" table:cell-range-address="Feuille1.E1:Feuille1.F18" chart:data-source-has-labels="both" svg:x="1.321cm" svg:y="1.275cm" svg:width="13.909cm" svg:height="6.564cm">
          <chartooo:coordinate-region svg:x="2.048cm" svg:y="1.474cm" svg:width="13.088cm" svg:height="6.166cm"/>
          <chart:axis chart:dimension="x" chart:name="primary-x" chart:style-name="ch4" chartooo:axis-type="auto">
            <chartooo:date-scale/>
            <chart:title svg:x="6.458cm" svg:y="8.019cm" chart:style-name="ch5">
              <text:p>Puissance d'entré (dBm)</text:p>
            </chart:title>
            <chart:categories table:cell-range-address="Feuille1.E2:Feuille1.E18"/>
            <chart:grid chart:style-name="ch6" chart:class="major"/>
          </chart:axis>
          <chart:axis chart:dimension="y" chart:name="primary-y" chart:style-name="ch4">
            <chart:title svg:x="0.451cm" svg:y="6.506cm" chart:style-name="ch7">
              <text:p>Puissance de sortie (dBm)</text:p>
            </chart:title>
            <chart:grid chart:style-name="ch6" chart:class="major"/>
          </chart:axis>
          <chart:series chart:style-name="ch8" chart:values-cell-range-address="Feuille1.F2:Feuille1.F18" chart:label-cell-address="Feuille1.F1:Feuille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t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-15">
                <text:p>-15</text:p>
                <draw:g>
                  <svg:desc>Feuille1.E2:Feuille1.E18</svg:desc>
                </draw:g>
              </table:table-cell>
              <table:table-cell office:value-type="float" office:value="-20.6">
                <text:p>-20.6</text:p>
                <draw:g>
                  <svg:desc>Feuille1.F2:Feuille1.F18</svg:desc>
                </draw:g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9.6">
                <text:p>-19.6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5.7">
                <text:p>-15.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4.9">
                <text:p>-14.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0.8">
                <text:p>-10.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7.8">
                <text:p>-7.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.6">
                <text:p>-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712cm" svg:y="0.316cm" chart:style-name="ch2">
          <text:p>Spectre réèl</text:p>
        </chart:title>
        <chart:subtitle svg:x="6.421cm" svg:y="1.275cm" chart:style-name="ch3">
          <text:p>Offset de 47 dBm</text:p>
        </chart:subtitle>
        <chart:plot-area chart:style-name="ch4" table:cell-range-address="Feuille1.A1:Feuille1.A15 Feuille1.C1:Feuille1.C15" chart:data-source-has-labels="both" svg:x="1.33cm" svg:y="2.138cm" svg:width="14.349cm" svg:height="5.707cm">
          <chartooo:coordinate-region svg:x="1.951cm" svg:y="2.337cm" svg:width="13.728cm" svg:height="4.861cm"/>
          <chart:axis chart:dimension="x" chart:name="primary-x" chart:style-name="ch5" chartooo:axis-type="auto">
            <chartooo:date-scale/>
            <chart:title svg:x="7.19cm" svg:y="8.025cm" chart:style-name="ch6">
              <text:p>Fréquence (MHz)</text:p>
            </chart:title>
            <chart:categories table:cell-range-address="Feuille1.A2:Feuille1.A15"/>
          </chart:axis>
          <chart:axis chart:dimension="y" chart:name="primary-y" chart:style-name="ch7">
            <chart:title svg:x="0.451cm" svg:y="6.821cm" chart:style-name="ch8">
              <text:p>Amplitude relative (dBm)</text:p>
            </chart:title>
            <chart:grid chart:style-name="ch9" chart:class="major"/>
          </chart:axis>
          <chart:series chart:style-name="ch10" chart:values-cell-range-address="Feuille1.C2:Feuille1.C15" chart:label-cell-address="Feuille1.C1:Feuille1.C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issanc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euille1.A2:Feuille1.A15</svg:desc>
                </draw:g>
              </table:table-cell>
              <table:table-cell office:value-type="float" office:value="40">
                <text:p>40</text:p>
                <draw:g>
                  <svg:desc>Feuille1.C2:Feuille1.C15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